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deb9" officeooo:paragraph-rsid="0011deb9"/>
    </style:style>
    <style:style style:name="P2" style:family="paragraph" style:parent-style-name="Standard">
      <style:paragraph-properties fo:text-align="center" style:justify-single-word="false"/>
      <style:text-properties officeooo:rsid="0011deb9" officeooo:paragraph-rsid="0011deb9"/>
    </style:style>
    <style:style style:name="P3" style:family="paragraph" style:parent-style-name="Standard">
      <style:text-properties officeooo:rsid="001332b7" officeooo:paragraph-rsid="0011deb9"/>
    </style:style>
    <style:style style:name="P4" style:family="paragraph" style:parent-style-name="Standard">
      <style:text-properties officeooo:rsid="001332b7" officeooo:paragraph-rsid="001332b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CKET</text:p>
      <text:p text:style-name="P2"/>
      <text:p text:style-name="P2"/>
      <text:p text:style-name="P1"/>
      <text:p text:style-name="P1">SERVER<text:tab/><text:tab/><text:tab/>CLIENT</text:p>
      <text:p text:style-name="P1"/>
      <text:p text:style-name="P1">Socket()<text:tab/><text:tab/><text:tab/>Socket()</text:p>
      <text:p text:style-name="P1">Bind()<text:tab/><text:tab/><text:tab/><text:tab/>connect()</text:p>
      <text:p text:style-name="P1">listen()<text:tab/><text:tab/><text:tab/><text:tab/>write()</text:p>
      <text:p text:style-name="P1">accept<text:tab/><text:tab/><text:tab/><text:tab/>read()</text:p>
      <text:p text:style-name="P1">Read()<text:tab/><text:tab/><text:tab/><text:tab/>close()</text:p>
      <text:p text:style-name="P1">write()</text:p>
      <text:p text:style-name="P1">close</text:p>
      <text:p text:style-name="P1"/>
      <text:p text:style-name="P1"/>
      <text:p text:style-name="P1">La socket è un interfaccia che permette di comunicare tra Client-server.</text:p>
      <text:p text:style-name="P1">Si può utilizzare il protocollo TCP e UDP.</text:p>
      <text:p text:style-name="P1"/>
      <text:p text:style-name="P1">La SOCKET è composta da<text:span text:style-name="T1"> indirizzo</text:span> e <text:span text:style-name="T1">numero di porta</text:span>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2.1.2$Windows_x86 LibreOffice_project/31dd62db80d4e60af04904455ec9c9219178d620</meta:generator>
    <dc:date>2017-10-05T10:07:09.964000000</dc:date>
    <meta:document-statistic meta:table-count="0" meta:image-count="0" meta:object-count="0" meta:page-count="1" meta:paragraph-count="12" meta:word-count="44" meta:character-count="290" meta:non-whitespace-character-count="241"/>
    <meta:user-defined meta:name="Info 1"/>
    <meta:user-defined meta:name="Info 2"/>
    <meta:user-defined meta:name="Info 3"/>
    <meta:user-defined meta:name="Info 4"/>
  </office:meta>
</office:document-meta>
</file>